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.111in" loext:contextual-spacing="true" fo:text-indent="-0.25in" style:auto-text-indent="false"/>
      <style:text-properties officeooo:paragraph-rsid="0010e164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2b67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ext</text:span> <draw:frame draw:style-name="fr1" draw:name="1" text:anchor-type="as-char" svg:width="0.5618in" svg:height="0.2256in" draw:z-index="0"><draw:object xlink:href="./Object-1" xlink:type="simple" xlink:show="embed" xlink:actuate="onLoad"/><draw:image xlink:href="./ObjectReplacements/Object-1" xlink:type="simple" xlink:show="embed" xlink:actuate="onLoad"/><svg:desc>formula</svg:desc></draw:frame><text:span text:style-name="T2">te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36" style:display-name="ListLabel 136" style:family="text">
      <style:text-properties fo:font-size="12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8:11:46.514777478</meta:creation-date>
    <dc:date>2018-04-10T10:20:49.771806353</dc:date>
    <meta:editing-duration>PT31S</meta:editing-duration>
    <meta:editing-cycles>2</meta:editing-cycles>
    <meta:generator>LibreOffice/5.1.6.2$Linux_X86_64 LibreOffice_project/10m0$Build-2</meta:generator>
    <meta:document-statistic meta:table-count="0" meta:image-count="0" meta:object-count="1" meta:page-count="1" meta:paragraph-count="1" meta:word-count="2" meta:character-count="9" meta:non-whitespace-character-count="8"/>
  </office:meta>
</office:document-meta>
</file>